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7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333333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333333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9"/>
    <style:style style:name="ce29" style:family="table-cell" style:parent-style-name="Default">
      <style:table-cell-properties fo:background-color="#000000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i</text:p>
          </table:table-cell>
          <table:table-cell table:style-name="ce5" office:value-type="string" calcext:value-type="string">
            <text:p>net i 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d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uj</text:p>
          </table:table-cell>
          <table:table-cell table:style-name="ce5" office:value-type="string" calcext:value-type="string">
            <text:p>wij(t)</text:p>
          </table:table-cell>
          <table:table-cell table:style-name="ce5" office:value-type="string" calcext:value-type="string">
            <text:p>delta(wij)</text:p>
          </table:table-cell>
          <table:table-cell table:style-name="ce1" office:value-type="string" calcext:value-type="string">
            <text:p>wij(t+1)</text:p>
          </table:table-cell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6" table:style-name="ce8" office:value-type="string" calcext:value-type="string">
            <text:p>X</text:p>
          </table:table-cell>
        </table:table-row>
        <table:table-row table:style-name="ro2">
          <table:table-cell/>
          <table:table-cell table:style-name="ce7" office:value-type="string" calcext:value-type="string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X</text:p>
          </table:table-cell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19" table:formula="of:=0.2" office:value-type="float" office:value="0.2" calcext:value-type="float">
            <text:p>0,2</text:p>
          </table:table-cell>
          <table:table-cell table:style-name="ce19" table:formula="of:=1/(1+EXP(-[.C5]))" office:value-type="float" office:value="0.549833997312478" calcext:value-type="float">
            <text:p>0,549833997312478</text:p>
          </table:table-cell>
          <table:table-cell table:number-columns-repeated="6" table:style-name="ce8" office:value-type="string" calcext:value-type="string">
            <text:p>X</text:p>
          </table:table-cell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20" table:formula="of:=0.9" office:value-type="float" office:value="0.9" calcext:value-type="float">
            <text:p>0,9</text:p>
          </table:table-cell>
          <table:table-cell table:style-name="ce19" table:formula="of:=1/(1+EXP(-[.C6]))" office:value-type="float" office:value="0.710949502625004" calcext:value-type="float">
            <text:p>0,710949502625004</text:p>
          </table:table-cell>
          <table:table-cell table:number-columns-repeated="6" table:style-name="ce8" office:value-type="string" calcext:value-type="string">
            <text:p>X</text:p>
          </table:table-cell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19" table:formula="of:=-0.3+0.5*[.D5]+0.1*([.D6])" office:value-type="float" office:value="0.0460119489187393" calcext:value-type="float">
            <text:p>0,046011948918739</text:p>
          </table:table-cell>
          <table:table-cell table:style-name="ce19" table:formula="of:=1/(1+EXP(-[.C7]))" office:value-type="float" office:value="0.511500958245252" calcext:value-type="float">
            <text:p>0,511500958245252</text:p>
          </table:table-cell>
          <table:table-cell table:number-columns-repeated="6" table:style-name="ce8" office:value-type="string" calcext:value-type="string">
            <text:p>X</text:p>
          </table:table-cell>
        </table:table-row>
        <table:table-row table:style-name="ro2">
          <table:table-cell/>
          <table:table-cell table:style-name="ce7" office:value-type="float" office:value="5" calcext:value-type="float" table:number-columns-spanned="1" table:number-rows-spanned="3">
            <text:p>5</text:p>
          </table:table-cell>
          <table:table-cell table:style-name="ce8"/>
          <table:table-cell table:style-name="ce20" table:formula="of:=[.D7]" office:value-type="float" office:value="0.511500958245252" calcext:value-type="float" table:number-columns-spanned="1" table:number-rows-spanned="3">
            <text:p>0,511500958245252</text:p>
          </table:table-cell>
          <table:table-cell table:formula="of:=(1-[.D7])*([.D8])*(1-[.D8])" office:value-type="float" office:value="0.122060145673623" calcext:value-type="float" table:number-columns-spanned="1" table:number-rows-spanned="3">
            <text:p>0,122060145673623</text:p>
          </table:table-cell>
          <table:table-cell table:style-name="ce20" office:value-type="float" office:value="3" calcext:value-type="float">
            <text:p>3</text:p>
          </table:table-cell>
          <table:table-cell table:style-name="ce19" table:formula="of:=[.D5]" office:value-type="float" office:value="0.549833997312478" calcext:value-type="float">
            <text:p>0,549833997312478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0.1*[.G8]*[.$E$8]" office:value-type="float" office:value="0.00671128178082715" calcext:value-type="float">
            <text:p>0,006711281780827</text:p>
          </table:table-cell>
          <table:table-cell table:style-name="ce11"/>
        </table:table-row>
        <table:table-row table:style-name="ro2">
          <table:table-cell/>
          <table:covered-table-cell table:style-name="ce2"/>
          <table:table-cell table:style-name="ce8"/>
          <table:covered-table-cell table:style-name="ce17"/>
          <table:covered-table-cell/>
          <table:table-cell table:style-name="ce19" office:value-type="float" office:value="4" calcext:value-type="float">
            <text:p>4</text:p>
          </table:table-cell>
          <table:table-cell table:style-name="ce20" table:formula="of:=[.D6]" office:value-type="float" office:value="0.710949502625004" calcext:value-type="float">
            <text:p>0,710949502625004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0.1*[.G9]*[.$E$8]" office:value-type="float" office:value="0.00867785998569979" calcext:value-type="float">
            <text:p>0,0086778599857</text:p>
          </table:table-cell>
          <table:table-cell table:style-name="ce12"/>
        </table:table-row>
        <table:table-row table:style-name="ro2">
          <table:table-cell/>
          <table:covered-table-cell table:style-name="ce7"/>
          <table:table-cell table:style-name="ce8"/>
          <table:covered-table-cell table:style-name="ce18"/>
          <table:covered-table-cell/>
          <table:table-cell table:style-name="ce20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-3.92" calcext:value-type="float">
            <text:p>-3,92</text:p>
          </table:table-cell>
          <table:table-cell table:style-name="ce20" table:formula="of:=0.1*[.G10]*[.$E$8]" office:value-type="float" office:value="0.0122060145673623" calcext:value-type="float">
            <text:p>0,012206014567362</text:p>
          </table:table-cell>
          <table:table-cell table:style-name="ce11"/>
        </table:table-row>
        <table:table-row table:style-name="ro2">
          <table:table-cell/>
          <table:table-cell table:style-name="ce6" office:value-type="float" office:value="4" calcext:value-type="float" table:number-columns-spanned="1" table:number-rows-spanned="3">
            <text:p>4</text:p>
          </table:table-cell>
          <table:table-cell table:style-name="ce8"/>
          <table:table-cell table:style-name="ce19" table:formula="of:=[.D6]" office:value-type="float" office:value="0.710949502625004" calcext:value-type="float" table:number-columns-spanned="1" table:number-rows-spanned="3">
            <text:p>0,710949502625004</text:p>
          </table:table-cell>
          <table:table-cell table:style-name="ce27" table:formula="of:=([.E8])*4*([.D11])*(1-[.D11])" office:value-type="float" office:value="0.100333589800684" calcext:value-type="float" table:number-columns-spanned="1" table:number-rows-spanned="3">
            <text:p>0,10033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D4]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0.1*[.G11]*[.$E$11]" office:value-type="float" office:value="0.0100333589800684" calcext:value-type="float">
            <text:p>0,010033358980068</text:p>
          </table:table-cell>
          <table:table-cell table:style-name="ce12"/>
        </table:table-row>
        <table:table-row table:style-name="ro2">
          <table:table-cell/>
          <table:covered-table-cell table:style-name="ce7"/>
          <table:table-cell table:style-name="ce8"/>
          <table:covered-table-cell table:style-name="ce18"/>
          <table:covered-table-cell/>
          <table:table-cell table:style-name="ce20" office:value-type="float" office:value="1" calcext:value-type="float">
            <text:p>1</text:p>
          </table:table-cell>
          <table:table-cell table:style-name="ce20" table:formula="of:=[.D3]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formula="of:=0.1*[.G12]*[.$E$11]" office:value-type="float" office:value="0" calcext:value-type="float">
            <text:p>0</text:p>
          </table:table-cell>
          <table:table-cell table:style-name="ce11"/>
        </table:table-row>
        <table:table-row table:style-name="ro2">
          <table:table-cell/>
          <table:covered-table-cell table:style-name="ce2"/>
          <table:table-cell table:style-name="ce8"/>
          <table:covered-table-cell table:style-name="ce17"/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-6" calcext:value-type="float">
            <text:p>-6</text:p>
          </table:table-cell>
          <table:table-cell table:style-name="ce20" table:formula="of:=0.1*[.G13]*[.$E$11]" office:value-type="float" office:value="0.0100333589800684" calcext:value-type="float">
            <text:p>0,010033358980068</text:p>
          </table:table-cell>
          <table:table-cell table:style-name="ce12"/>
        </table:table-row>
        <table:table-row table:style-name="ro2">
          <table:table-cell/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8"/>
          <table:table-cell table:style-name="ce20" table:formula="of:=[.D5]" office:value-type="float" office:value="0.549833997312478" calcext:value-type="float" table:number-columns-spanned="1" table:number-rows-spanned="3">
            <text:p>0,549833997312478</text:p>
          </table:table-cell>
          <table:table-cell table:formula="of:=([.E8])*2*([.D14])*(1-[.D14])" office:value-type="float" office:value="0.0604238178436911" calcext:value-type="float" table:number-columns-spanned="1" table:number-rows-spanned="3">
            <text:p>0,06042381784369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D4]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0.1*[.G14]*[.$E$14]" office:value-type="float" office:value="0.00604238178436911" calcext:value-type="float">
            <text:p>0,006042381784369</text:p>
          </table:table-cell>
          <table:table-cell table:style-name="ce11"/>
        </table:table-row>
        <table:table-row table:style-name="ro2">
          <table:table-cell/>
          <table:covered-table-cell table:style-name="ce2"/>
          <table:table-cell table:style-name="ce8"/>
          <table:covered-table-cell table:style-name="ce17"/>
          <table:covered-table-cell/>
          <table:table-cell table:style-name="ce19" office:value-type="float" office:value="1" calcext:value-type="float">
            <text:p>1</text:p>
          </table:table-cell>
          <table:table-cell table:style-name="ce19" table:formula="of:=[.D3]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0.1*[.G15]*[.$E$14]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/>
          <table:covered-table-cell table:style-name="ce4"/>
          <table:table-cell table:style-name="ce9"/>
          <table:covered-table-cell table:style-name="ce21"/>
          <table:covered-table-cell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0" table:formula="of:=0.1*[.G16]*[.$E$14]" office:value-type="float" office:value="0.00604238178436911" calcext:value-type="float">
            <text:p>0,006042381784369</text:p>
          </table:table-cell>
          <table:table-cell table:style-name="ce13"/>
        </table:table-row>
        <table:table-row table:style-name="ro1" table:number-rows-repeated="3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i</text:p>
          </table:table-cell>
          <table:table-cell table:style-name="ce5" office:value-type="string" calcext:value-type="string">
            <text:p>net i 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d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uj</text:p>
          </table:table-cell>
          <table:table-cell table:style-name="ce5" office:value-type="string" calcext:value-type="string">
            <text:p>wij(t)</text:p>
          </table:table-cell>
          <table:table-cell table:style-name="ce5" office:value-type="string" calcext:value-type="string">
            <text:p>delta(wij)</text:p>
          </table:table-cell>
          <table:table-cell table:style-name="ce1" office:value-type="string" calcext:value-type="string">
            <text:p>wij(t+1)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table:number-columns-repeated="6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9" table:number-columns-repeated="6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9" table:number-columns-repeated="6"/>
        </table:table-row>
        <table:table-row table:style-name="ro1">
          <table:table-cell table:number-columns-repeated="4"/>
          <table:table-cell table:style-name="ce29" table:number-columns-repeated="6"/>
        </table:table-row>
        <table:table-row table:style-name="ro1">
          <table:table-cell/>
          <table:table-cell office:value-type="string" calcext:value-type="string" table:number-columns-spanned="1" table:number-rows-spanned="3">
            <text:p>h1</text:p>
          </table:table-cell>
          <table:table-cell table:formula="of:=1*0.5+2*0.3+3*0.1" office:value-type="float" office:value="1.4" calcext:value-type="float" table:number-columns-spanned="1" table:number-rows-spanned="3">
            <text:p>1,4</text:p>
          </table:table-cell>
          <table:table-cell table:formula="of:=1/(1+EXP(-[.C25]))" office:value-type="float" office:value="0.802183888558582" calcext:value-type="float" table:number-columns-spanned="1" table:number-rows-spanned="3">
            <text:p>0,802183888558582</text:p>
          </table:table-cell>
          <table:table-cell table:formula="of:=([.E31])*0.1*([.D25])*(1-[.D25])+([.E34])*0.3*([.D25])*(1-[.D25])+([.E37])*0.5*([.D25])*(1-[.D25])" office:value-type="float" office:value="-0.00542420689599959" calcext:value-type="float" table:number-columns-spanned="1" table:number-rows-spanned="3">
            <text:p>-0,005424206896</text:p>
          </table:table-cell>
          <table:table-cell office:value-type="string" calcext:value-type="string">
            <text:p>x1</text:p>
          </table:table-cell>
          <table:table-cell table:formula="of:=[.D21]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B43]*[.E25]*[.G25]" office:value-type="float" office:value="-0.00542420689599959" calcext:value-type="float">
            <text:p>-0,005424206896</text:p>
          </table:table-cell>
          <table:table-cell table:formula="of:=[.H25]+[.I25]" office:value-type="float" office:value="0.494575793104" calcext:value-type="float">
            <text:p>0,49457579310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x2</text:p>
          </table:table-cell>
          <table:table-cell table:formula="of:=[.D22]"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formula="of:=[.B43]*[.E25]*[.G26]" office:value-type="float" office:value="-0.0108484137919992" calcext:value-type="float">
            <text:p>-0,010848413791999</text:p>
          </table:table-cell>
          <table:table-cell table:formula="of:=[.H26]+[.I26]" office:value-type="float" office:value="0.289151586208001" calcext:value-type="float">
            <text:p>0,28915158620800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x3</text:p>
          </table:table-cell>
          <table:table-cell table:formula="of:=[.D23]"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formula="of:=[.B43]*[.E25]*[.G27]" office:value-type="float" office:value="-0.0162726206879988" calcext:value-type="float">
            <text:p>-0,016272620687999</text:p>
          </table:table-cell>
          <table:table-cell table:formula="of:=[.H27]+[.I27]" office:value-type="float" office:value="0.0837273793120012" calcext:value-type="float">
            <text:p>0,083727379312001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h2</text:p>
          </table:table-cell>
          <table:table-cell table:formula="of:=1*0.3+2*0.2+3*0.1" office:value-type="float" office:value="1" calcext:value-type="float" table:number-columns-spanned="1" table:number-rows-spanned="3">
            <text:p>1</text:p>
          </table:table-cell>
          <table:table-cell table:formula="of:=1/(1+EXP(-[.C28]))" office:value-type="float" office:value="0.731058578630005" calcext:value-type="float" table:number-columns-spanned="1" table:number-rows-spanned="3">
            <text:p>0,731058578630005</text:p>
          </table:table-cell>
          <table:table-cell table:formula="of:=([.E31])*0.1*([.D28])*(1-[.D28])+([.E34])*0.3*([.D28])*(1-[.D28])+([.E37])*0.5*([.D28])*(1-[.D28])" office:value-type="float" office:value="-0.00672063832762491" calcext:value-type="float" table:number-columns-spanned="1" table:number-rows-spanned="3">
            <text:p>-0,006720638327625</text:p>
          </table:table-cell>
          <table:table-cell office:value-type="string" calcext:value-type="string">
            <text:p>x1</text:p>
          </table:table-cell>
          <table:table-cell table:formula="of:=[.D21]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B43]*[.E28]*[.G28]" office:value-type="float" office:value="-0.00672063832762491" calcext:value-type="float">
            <text:p>-0,006720638327625</text:p>
          </table:table-cell>
          <table:table-cell table:formula="of:=[.H28]+[.I28]" office:value-type="float" office:value="0.293279361672375" calcext:value-type="float">
            <text:p>0,29327936167237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x2</text:p>
          </table:table-cell>
          <table:table-cell table:formula="of:=[.D22]"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formula="of:=[.B43]*[.E28]*[.G29]" office:value-type="float" office:value="-0.0134412766552498" calcext:value-type="float">
            <text:p>-0,01344127665525</text:p>
          </table:table-cell>
          <table:table-cell table:formula="of:=[.H29]+[.I29]" office:value-type="float" office:value="0.18655872334475" calcext:value-type="float">
            <text:p>0,1865587233447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x3</text:p>
          </table:table-cell>
          <table:table-cell table:formula="of:=[.D23]"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formula="of:=[.B43]*[.E28]*[.G30]" office:value-type="float" office:value="-0.0201619149828747" calcext:value-type="float">
            <text:p>-0,020161914982875</text:p>
          </table:table-cell>
          <table:table-cell table:formula="of:=[.H30]+[.I30]" office:value-type="float" office:value="0.0798380850171253" calcext:value-type="float">
            <text:p>0,079838085017125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y1</text:p>
          </table:table-cell>
          <table:table-cell table:formula="of:=[.D25]*0.1+[.D28]*0.2" office:value-type="float" office:value="0.226430104581859" calcext:value-type="float" table:number-columns-spanned="1" table:number-rows-spanned="3">
            <text:p>0,226430104581859</text:p>
          </table:table-cell>
          <table:table-cell table:formula="of:=1/(1+EXP(-[.C31]))" office:value-type="float" office:value="0.55636690131862" calcext:value-type="float" table:number-columns-spanned="1" table:number-rows-spanned="3">
            <text:p>0,55636690131862</text:p>
          </table:table-cell>
          <table:table-cell table:formula="of:=(0.1-[.D31])*(1-[.D31])*([.D31])" office:value-type="float" office:value="-0.112641743831368" calcext:value-type="float" table:number-columns-spanned="1" table:number-rows-spanned="3">
            <text:p>-0,112641743831368</text:p>
          </table:table-cell>
          <table:table-cell office:value-type="string" calcext:value-type="string">
            <text:p>h1</text:p>
          </table:table-cell>
          <table:table-cell table:formula="of:=[.D25]" office:value-type="float" office:value="0.802183888558582" calcext:value-type="float">
            <text:p>0,802183888558582</text:p>
          </table:table-cell>
          <table:table-cell office:value-type="float" office:value="0.1" calcext:value-type="float">
            <text:p>0,1</text:p>
          </table:table-cell>
          <table:table-cell table:formula="of:=[.B43]*[.E31]*[.G31]" office:value-type="float" office:value="-0.0903593920806666" calcext:value-type="float">
            <text:p>-0,090359392080667</text:p>
          </table:table-cell>
          <table:table-cell table:formula="of:=[.H31]+[.I31]" office:value-type="float" office:value="0.0096406079193334" calcext:value-type="float">
            <text:p>0,009640607919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h2</text:p>
          </table:table-cell>
          <table:table-cell table:formula="of:=[.D28]" office:value-type="float" office:value="0.731058578630005" calcext:value-type="float">
            <text:p>0,731058578630005</text:p>
          </table:table-cell>
          <table:table-cell office:value-type="float" office:value="0.2" calcext:value-type="float">
            <text:p>0,2</text:p>
          </table:table-cell>
          <table:table-cell table:formula="of:=[.B43]*[.E31]*[.G32]" office:value-type="float" office:value="-0.0823477131397652" calcext:value-type="float">
            <text:p>-0,082347713139765</text:p>
          </table:table-cell>
          <table:table-cell table:formula="of:=[.H32]+[.I32]" office:value-type="float" office:value="0.117652286860235" calcext:value-type="float">
            <text:p>0,117652286860235</text:p>
          </table:table-cell>
        </table:table-row>
        <table:table-row table:style-name="ro1">
          <table:table-cell/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3">
            <text:p>y2</text:p>
          </table:table-cell>
          <table:table-cell table:formula="of:=[.D25]*0.3+[.D28]*0.4" office:value-type="float" office:value="0.533078598019576" calcext:value-type="float" table:number-columns-spanned="1" table:number-rows-spanned="3">
            <text:p>0,533078598019576</text:p>
          </table:table-cell>
          <table:table-cell table:formula="of:=1/(1+EXP(-[.C34]))" office:value-type="float" office:value="0.630200859398763" calcext:value-type="float" table:number-columns-spanned="1" table:number-rows-spanned="3">
            <text:p>0,630200859398763</text:p>
          </table:table-cell>
          <table:table-cell table:formula="of:=(0.3-[.D34])*(1-[.D34])*([.D34])" office:value-type="float" office:value="-0.0769525627780804" calcext:value-type="float" table:number-columns-spanned="1" table:number-rows-spanned="3">
            <text:p>-0,07695256277808</text:p>
          </table:table-cell>
          <table:table-cell office:value-type="string" calcext:value-type="string">
            <text:p>h1</text:p>
          </table:table-cell>
          <table:table-cell table:formula="of:=[.D25]" office:value-type="float" office:value="0.802183888558582" calcext:value-type="float">
            <text:p>0,802183888558582</text:p>
          </table:table-cell>
          <table:table-cell office:value-type="float" office:value="0.3" calcext:value-type="float">
            <text:p>0,3</text:p>
          </table:table-cell>
          <table:table-cell table:formula="of:=[.B43]*[.E34]*[.G34]" office:value-type="float" office:value="-0.0617301060438689" calcext:value-type="float">
            <text:p>-0,061730106043869</text:p>
          </table:table-cell>
          <table:table-cell table:formula="of:=[.H34]+[.I34]" office:value-type="float" office:value="0.238269893956131" calcext:value-type="float">
            <text:p>0,23826989395613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h2</text:p>
          </table:table-cell>
          <table:table-cell table:formula="of:=[.D28]" office:value-type="float" office:value="0.731058578630005" calcext:value-type="float">
            <text:p>0,731058578630005</text:p>
          </table:table-cell>
          <table:table-cell office:value-type="float" office:value="0.4" calcext:value-type="float">
            <text:p>0,4</text:p>
          </table:table-cell>
          <table:table-cell table:formula="of:=[.B43]*[.E34]*[.G35]" office:value-type="float" office:value="-0.0562568311664797" calcext:value-type="float">
            <text:p>-0,05625683116648</text:p>
          </table:table-cell>
          <table:table-cell table:formula="of:=[.H35]+[.I35]" office:value-type="float" office:value="0.34374316883352" calcext:value-type="float">
            <text:p>0,34374316883352</text:p>
          </table:table-cell>
        </table:table-row>
        <table:table-row table:style-name="ro1">
          <table:table-cell/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3">
            <text:p>y3</text:p>
          </table:table-cell>
          <table:table-cell table:formula="of:=[.D25]*0.5+[.D28]*0.6" office:value-type="float" office:value="0.839727091457294" calcext:value-type="float" table:number-columns-spanned="1" table:number-rows-spanned="3">
            <text:p>0,839727091457294</text:p>
          </table:table-cell>
          <table:table-cell table:formula="of:=1/(1+EXP(-[.C37]))" office:value-type="float" office:value="0.69840773519619" calcext:value-type="float" table:number-columns-spanned="1" table:number-rows-spanned="3">
            <text:p>0,69840773519619</text:p>
          </table:table-cell>
          <table:table-cell table:formula="of:=(0.7-[.D37])*(1-[.D37])*([.D37])" office:value-type="float" office:value="0.000335385694801857" calcext:value-type="float" table:number-columns-spanned="1" table:number-rows-spanned="3">
            <text:p>0,000335385694802</text:p>
          </table:table-cell>
          <table:table-cell office:value-type="string" calcext:value-type="string">
            <text:p>h1</text:p>
          </table:table-cell>
          <table:table-cell table:formula="of:=[.D25]" office:value-type="float" office:value="0.802183888558582" calcext:value-type="float">
            <text:p>0,802183888558582</text:p>
          </table:table-cell>
          <table:table-cell office:value-type="float" office:value="0.5" calcext:value-type="float">
            <text:p>0,5</text:p>
          </table:table-cell>
          <table:table-cell table:formula="of:=[.B43]*[.E37]*[.G37]" office:value-type="float" office:value="0.000269041000823075" calcext:value-type="float">
            <text:p>0,000269041000823</text:p>
          </table:table-cell>
          <table:table-cell table:formula="of:=[.H37]+[.I37]" office:value-type="float" office:value="0.500269041000823" calcext:value-type="float">
            <text:p>0,50026904100082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h2</text:p>
          </table:table-cell>
          <table:table-cell table:formula="of:=[.D28]" office:value-type="float" office:value="0.731058578630005" calcext:value-type="float">
            <text:p>0,731058578630005</text:p>
          </table:table-cell>
          <table:table-cell office:value-type="float" office:value="0.6" calcext:value-type="float">
            <text:p>0,6</text:p>
          </table:table-cell>
          <table:table-cell table:formula="of:=[.B43]*[.E37]*[.G38]" office:value-type="float" office:value="0.000245186589334682" calcext:value-type="float">
            <text:p>0,000245186589335</text:p>
          </table:table-cell>
          <table:table-cell table:formula="of:=[.H38]+[.I38]" office:value-type="float" office:value="0.600245186589335" calcext:value-type="float">
            <text:p>0,600245186589335</text:p>
          </table:table-cell>
        </table:table-row>
        <table:table-row table:style-name="ro1">
          <table:table-cell/>
          <table:covered-table-cell table:number-columns-repeated="4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ta 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4:24:07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08:47:39.083000000</meta:creation-date>
    <dc:date>2020-06-04T17:24:42.153000000</dc:date>
    <meta:editing-duration>PT41M13S</meta:editing-duration>
    <meta:editing-cycles>9</meta:editing-cycles>
    <meta:generator>LibreOffice/6.4.4.2$Windows_X86_64 LibreOffice_project/3d775be2011f3886db32dfd395a6a6d1ca2630ff</meta:generator>
    <meta:document-statistic meta:table-count="1" meta:cell-count="199" meta:object-count="0"/>
  </office:meta>
</office:document-meta>
</file>